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5.498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_/" xlink:type="simple">https://store.steampowered.com/app/21080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마녀의샘3 Re:Fine －인형 마녀 아이루디의 이야기－</text:p>
          </table:table-cell>
          <table:table-cell table:style-name="ce19" office:value-type="string" calcext:value-type="string">
            <text:p>WitchSpring3 Re:Fine - The Story of Eirudy -</text:p>
          </table:table-cell>
          <table:table-cell table:style-name="ce19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</text:p>
          </table:table-cell>
          <table:table-cell table:style-name="ce19" office:value-type="string" calcext:value-type="string">
            <text:p>KIWIWALKS, IKINAGAMES</text:p>
          </table:table-cell>
          <table:table-cell table:style-name="ce19" office:value-type="string" calcext:value-type="string">
            <text:p>KIWIWALK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_/" xlink:type="simple">https://store.steampowered.com/app/19859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_/" xlink:type="simple">https://store.steampowered.com/app/699710/_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_/" xlink:type="simple">https://store.steampowered.com/app/2072980/_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피피숲의 연금술사</text:p>
          </table:table-cell>
          <table:table-cell table:style-name="ce19" office:value-type="string" calcext:value-type="string">
            <text:p>Alchemist of Pipi Forest</text:p>
          </table:table-cell>
          <table:table-cell table:style-name="ce19" office:value-type="string" calcext:value-type="string">
            <text:p><text:a xlink:href="https://store.steampowered.com/app/1587240/_/" xlink:type="simple">https://store.steampowered.com/app/158724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, 어드벤처</text:p>
          </table:table-cell>
          <table:table-cell table:number-columns-repeated="2" table:style-name="ce19" office:value-type="string" calcext:value-type="string">
            <text:p>깡토 스튜디오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P의 거짓</text:p>
          </table:table-cell>
          <table:table-cell table:style-name="ce19" office:value-type="string" calcext:value-type="string">
            <text:p>Lies of P</text:p>
          </table:table-cell>
          <table:table-cell table:style-name="ce19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RPG</text:p>
          </table:table-cell>
          <table:table-cell table:number-columns-repeated="2"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Lost Ruins</text:p>
          </table:table-cell>
          <table:table-cell table:style-name="ce19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2D, 횡스크롤, 생존, 액션</text:p>
          </table:table-cell>
          <table:table-cell table:style-name="ce19" office:value-type="string" calcext:value-type="string">
            <text:p>ALTARI GAMES</text:p>
          </table:table-cell>
          <table:table-cell table:style-name="ce19" office:value-type="string" calcext:value-type="string">
            <text:p>DANGEN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etal Unit</text:p>
          </table:table-cell>
          <table:table-cell table:style-name="ce19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플랫폼, 로그라이트</text:p>
          </table:table-cell>
          <table:table-cell table:style-name="ce19" office:value-type="string" calcext:value-type="string">
            <text:p>JellySnow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NEOVERSE</text:p>
          </table:table-cell>
          <table:table-cell table:style-name="ce19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덱빌딩, 전략, 액션, 로그라이트</text:p>
          </table:table-cell>
          <table:table-cell table:number-columns-repeated="2" table:style-name="ce19" office:value-type="string" calcext:value-type="string">
            <text:p>Tinogames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상점 운영 시뮬레이션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One Day : The Sun Disappeared</text:p>
          </table:table-cell>
          <table:table-cell table:style-name="ce19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, RPG</text:p>
          </table:table-cell>
          <table:table-cell table:number-columns-repeated="2" table:style-name="ce19" office:value-type="string" calcext:value-type="string">
            <text:p>Teemo 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Ratopia</text:p>
          </table:table-cell>
          <table:table-cell table:style-name="ce19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경제 전략 서바이벌, 샌드박스, 도시건설</text:p>
          </table:table-cell>
          <table:table-cell table:number-columns-repeated="2" table:style-name="ce19" office:value-type="string" calcext:value-type="string">
            <text:p>Cassel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덱빌딩, 타워 디펜스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액션, 로그라이크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공포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퍼즐, 플랫폼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플랫폼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2D, 로그라이트, 액션, 플랫포머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핵앤슬래시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텍스트, 퍼즐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소울라이크, 액션RPG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트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9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49:list.C50" table:on-update-keep-styles="true" table:on-update-keep-size="false"/>
        <table:database-range table:name="__Anonymous_Sheet_DB__0" table:target-range-address="list.B2:list.H6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00/00/00</text:date>, <text:time style:data-style-name="N2" text:time-value="17:33:53.49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7T17:37:38.572000000</dc:date>
    <meta:editing-duration>PT8H56M44S</meta:editing-duration>
    <meta:editing-cycles>174</meta:editing-cycles>
    <meta:document-statistic meta:table-count="1" meta:cell-count="521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sheet.getCellByPosition( 6, i ).String _
				&amp;	" | " &amp; sheet.getCellByPosition( 7, i ).String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숫자,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